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SDocumentGraphics2D.AbstractPSDocumentGraphics2D( boolean textAsShapes , OutputStream stream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SDocumentGraphics2D.startPag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PSDocumentGraphics2D.setViewportDimension( float w , floa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SDocumentGraphics2D.setupDocument( OutputStream stream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SDocumentGraphics2D.getP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SDocumentGraphics2D.nex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SDocumentGraphics2D.setBackgroundColor( Color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SDocumentGraphics2D.AbstractPSDocumentGraphics2D( boolean textAsSha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SDocumentGraphics2D.AbstractPSDocumentGraphics2D( AbstractPSDocumentGraphics2D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SDocumentGraphics2D.close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SDocumentGraphics2D.preparePaint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SDocumentGraphics2D.fini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